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able_20_Contents">
      <style:text-properties fo:font-size="18.25pt" officeooo:rsid="00156e54" officeooo:paragraph-rsid="00156e54" style:font-size-asian="16pt" style:font-size-complex="18.25pt"/>
    </style:style>
    <style:style style:name="P3" style:family="paragraph" style:parent-style-name="Table_20_Contents">
      <style:text-properties fo:color="#004000" fo:font-size="18.25pt" officeooo:rsid="00156e54" officeooo:paragraph-rsid="00156e54" style:font-size-asian="16pt" style:language-asian="zh" style:country-asian="CN" style:font-size-complex="18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/**</text:p>
            <text:p text:style-name="P2"><text:s/>* ServlerContext监听器</text:p>
            <text:p text:style-name="P2"><text:s/>* 应用场景</text:p>
            <text:p text:style-name="P2"><text:s/>* 1,任务调度</text:p>
            <text:p text:style-name="P2"><text:s/>* 2,spring容器初始化</text:p>
            <text:p text:style-name="P2"><text:s/>* @author pc</text:p>
            <text:p text:style-name="P2"><text:s/>*</text:p>
            <text:p text:style-name="P2"><text:s/>*/</text:p>
            <text:p text:style-name="P2"/>
            <text:p text:style-name="P2">public class MyServlerContextListenter implements ServletContextListener {</text:p>
            <text:p text:style-name="P2"/>
            <text:p text:style-name="P2"><text:tab/>Thread t=null;</text:p>
            <text:p text:style-name="P2"><text:tab/>@Override</text:p>
            <text:p text:style-name="P2"><text:tab/>public void contextDestroyed(ServletContextEvent sct) {</text:p>
            <text:p text:style-name="P2"><text:tab/><text:tab/>System.out.println("ServletContext被销毁");</text:p>
            <text:p text:style-name="P2"><text:s text:c="9"/>t.stop();</text:p>
            <text:p text:style-name="P2"><text:tab/>}</text:p>
            <text:p text:style-name="P2"/>
            <text:p text:style-name="P2"><text:tab/>//ServlerContext被创建时调用</text:p>
            <text:p text:style-name="P2"><text:tab/>//ServletContextEvent事件源,可以获得到ServletContext</text:p>
            <text:p text:style-name="P2"><text:tab/>public void contextInitialized(ServletContextEvent sct) {</text:p>
            <text:p text:style-name="P2"><text:tab/><text:tab/></text:p>
            <text:p text:style-name="P2"><text:tab/><text:tab/>System.out.println("ServletContext被创建");</text:p>
            <text:p text:style-name="P2"><text:tab/> <text:s text:c="4"/>//启动定时任务</text:p>
            <text:p text:style-name="P2"><text:tab/><text:tab/>t=new Thread(new ScheduleServer());</text:p>
            <text:p text:style-name="P2"><text:tab/><text:tab/>t.start();</text:p>
            <text:p text:style-name="P2"><text:tab/>}</text:p>
            <text:p text:style-name="P2"/>
            <text:p text:style-name="P2">}</text:p>
          </table:table-cell>
        </table:table-row>
      </table:table>
      <text:p text:style-name="P1"/>
      <text:p text:style-name="P1"/>
      <text:p text:style-name="P1"/>
      <text:p text:style-name="P1"/>
      <table:table table:name="表格2" table:style-name="表格2">
        <table:table-column table:style-name="表格2.A"/>
        <text:soft-page-break/>
        <table:table-row>
          <table:table-cell table:style-name="表格2.A1" office:value-type="string">
            <text:p text:style-name="P3">&lt;!-- 配置监听器 --&gt;</text:p>
            <text:p text:style-name="P3">&lt;listener&gt;</text:p>
            <text:p text:style-name="P3">&lt;listener-class&gt;com.mj.listenter.MyServlerContextListenter&lt;/listener-class&gt;</text:p>
            <text:p text:style-name="P3">&lt;/listener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2S</meta:editing-duration>
    <meta:editing-cycles>4</meta:editing-cycles>
    <meta:generator>LibreOffice/5.3.0.3$Windows_X86_64 LibreOffice_project/7074905676c47b82bbcfbea1aeefc84afe1c50e1</meta:generator>
    <dc:date>2018-03-26T19:04:56.999000000</dc:date>
    <meta:document-statistic meta:table-count="2" meta:image-count="0" meta:object-count="0" meta:page-count="2" meta:paragraph-count="29" meta:word-count="102" meta:character-count="636" meta:non-whitespace-character-count="572"/>
    <meta:user-defined meta:name="Info 1"/>
    <meta:user-defined meta:name="Info 2"/>
    <meta:user-defined meta:name="Info 3"/>
    <meta:user-defined meta:name="Info 4"/>
  </office:meta>
</office:document-meta>
</file>